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981" officeooo:paragraph-rsid="0011c981"/>
    </style:style>
    <style:style style:name="P2" style:family="paragraph" style:parent-style-name="Standard" style:list-style-name="L1">
      <style:text-properties officeooo:rsid="0011c981" officeooo:paragraph-rsid="0011c981"/>
    </style:style>
    <style:style style:name="P3" style:family="paragraph" style:parent-style-name="Standard">
      <style:text-properties fo:font-weight="bold" officeooo:rsid="0011c981" officeooo:paragraph-rsid="0011c981" style:font-weight-asian="bold" style:font-weight-complex="bold"/>
    </style:style>
    <style:style style:name="P4" style:family="paragraph" style:parent-style-name="Standard">
      <style:text-properties fo:font-weight="normal" officeooo:rsid="0011c981" officeooo:paragraph-rsid="0011c981" style:font-weight-asian="normal" style:font-weight-complex="normal"/>
    </style:style>
    <style:style style:name="P5" style:family="paragraph" style:parent-style-name="Standard">
      <style:text-properties fo:font-weight="normal" officeooo:rsid="0016082e" officeooo:paragraph-rsid="0016082e" style:font-weight-asian="normal" style:font-weight-complex="normal"/>
    </style:style>
    <style:style style:name="P6" style:family="paragraph" style:parent-style-name="Standard">
      <style:text-properties fo:font-weight="normal" officeooo:rsid="0024f218" officeooo:paragraph-rsid="0024f218" style:font-weight-asian="normal" style:font-weight-complex="normal"/>
    </style:style>
    <style:style style:name="P7" style:family="paragraph" style:parent-style-name="Standard">
      <style:text-properties fo:font-weight="normal" officeooo:rsid="0026535d" officeooo:paragraph-rsid="0026535d" style:font-weight-asian="normal" style:font-weight-complex="normal"/>
    </style:style>
    <style:style style:name="P8" style:family="paragraph" style:parent-style-name="Standard">
      <style:text-properties fo:font-weight="normal" officeooo:rsid="00267d3c" officeooo:paragraph-rsid="00267d3c" style:font-weight-asian="normal" style:font-weight-complex="normal"/>
    </style:style>
    <style:style style:name="P9" style:family="paragraph" style:parent-style-name="Standard">
      <style:text-properties fo:font-weight="normal" officeooo:rsid="00269052" officeooo:paragraph-rsid="00269052" style:font-weight-asian="normal" style:font-weight-complex="normal"/>
    </style:style>
    <style:style style:name="P10" style:family="paragraph" style:parent-style-name="Standard" style:list-style-name="L13">
      <style:text-properties fo:font-weight="normal" officeooo:rsid="00269052" officeooo:paragraph-rsid="00269052" style:font-weight-asian="normal" style:font-weight-complex="normal"/>
    </style:style>
    <style:style style:name="P11" style:family="paragraph" style:parent-style-name="Standard">
      <style:text-properties fo:font-weight="normal" officeooo:rsid="0028653f" officeooo:paragraph-rsid="0028653f" style:font-weight-asian="normal" style:font-weight-complex="normal"/>
    </style:style>
    <style:style style:name="P12" style:family="paragraph" style:parent-style-name="Standard">
      <style:text-properties fo:font-weight="normal" officeooo:rsid="0028dd36" officeooo:paragraph-rsid="002bfc9b" style:font-weight-asian="normal" style:font-weight-complex="normal"/>
    </style:style>
    <style:style style:name="P13" style:family="paragraph" style:parent-style-name="Standard">
      <style:text-properties fo:font-weight="normal" officeooo:rsid="002dc196" officeooo:paragraph-rsid="002dc196" style:font-weight-asian="normal" style:font-weight-complex="normal"/>
    </style:style>
    <style:style style:name="P14" style:family="paragraph" style:parent-style-name="Standard">
      <style:text-properties fo:font-weight="normal" officeooo:rsid="002e6409" officeooo:paragraph-rsid="002e6409" style:font-weight-asian="normal" style:font-weight-complex="normal"/>
    </style:style>
    <style:style style:name="P15" style:family="paragraph" style:parent-style-name="Standard" style:list-style-name="L15">
      <style:text-properties fo:font-weight="normal" officeooo:rsid="002e6409" officeooo:paragraph-rsid="002e6409" style:font-weight-asian="normal" style:font-weight-complex="normal"/>
    </style:style>
    <style:style style:name="P16" style:family="paragraph" style:parent-style-name="Standard" style:list-style-name="L16">
      <style:text-properties fo:font-weight="normal" officeooo:rsid="002e6409" officeooo:paragraph-rsid="002e6409" style:font-weight-asian="normal" style:font-weight-complex="normal"/>
    </style:style>
    <style:style style:name="P17" style:family="paragraph" style:parent-style-name="Standard" style:list-style-name="L15">
      <style:text-properties fo:font-weight="normal" officeooo:rsid="002bfc9b" officeooo:paragraph-rsid="002e6409" style:font-weight-asian="normal" style:font-weight-complex="normal"/>
    </style:style>
    <style:style style:name="P18" style:family="paragraph" style:parent-style-name="Standard" style:list-style-name="L16">
      <style:text-properties fo:font-weight="normal" officeooo:rsid="002bfc9b" officeooo:paragraph-rsid="002e6409" style:font-weight-asian="normal" style:font-weight-complex="normal"/>
    </style:style>
    <style:style style:name="P19" style:family="paragraph" style:parent-style-name="Standard">
      <style:text-properties fo:font-weight="normal" officeooo:rsid="00322aee" officeooo:paragraph-rsid="00322aee" style:font-weight-asian="normal" style:font-weight-complex="normal"/>
    </style:style>
    <style:style style:name="P20" style:family="paragraph" style:parent-style-name="Standard">
      <style:text-properties officeooo:rsid="00125594" officeooo:paragraph-rsid="00125594"/>
    </style:style>
    <style:style style:name="P21" style:family="paragraph" style:parent-style-name="Standard" style:list-style-name="L1">
      <style:text-properties officeooo:paragraph-rsid="00127305"/>
    </style:style>
    <style:style style:name="P22" style:family="paragraph" style:parent-style-name="Standard">
      <style:text-properties officeooo:rsid="00127305" officeooo:paragraph-rsid="00127305"/>
    </style:style>
    <style:style style:name="P23" style:family="paragraph" style:parent-style-name="Standard" style:list-style-name="L2">
      <style:text-properties officeooo:rsid="00127305" officeooo:paragraph-rsid="00127305"/>
    </style:style>
    <style:style style:name="P24" style:family="paragraph" style:parent-style-name="Standard" style:list-style-name="L2">
      <style:text-properties officeooo:rsid="00127305" officeooo:paragraph-rsid="00138810"/>
    </style:style>
    <style:style style:name="P25" style:family="paragraph" style:parent-style-name="Standard" style:list-style-name="L2">
      <style:text-properties officeooo:rsid="00127305" officeooo:paragraph-rsid="0024d634"/>
    </style:style>
    <style:style style:name="P26" style:family="paragraph" style:parent-style-name="Standard" style:list-style-name="L2">
      <style:text-properties officeooo:paragraph-rsid="00127305"/>
    </style:style>
    <style:style style:name="P27" style:family="paragraph" style:parent-style-name="Standard" style:list-style-name="L2">
      <style:text-properties officeooo:paragraph-rsid="00247011"/>
    </style:style>
    <style:style style:name="P28" style:family="paragraph" style:parent-style-name="Standard">
      <style:text-properties fo:font-style="italic" officeooo:rsid="001b1497" officeooo:paragraph-rsid="001b1497" style:font-style-asian="italic" style:font-style-complex="italic"/>
    </style:style>
    <style:style style:name="P29" style:family="paragraph" style:parent-style-name="Standard">
      <style:text-properties fo:font-style="italic" fo:font-weight="normal" officeooo:rsid="00267d3c" officeooo:paragraph-rsid="00267d3c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normal" officeooo:rsid="00127305" officeooo:paragraph-rsid="00127305" style:font-style-asian="normal" style:font-style-complex="normal"/>
    </style:style>
    <style:style style:name="P31" style:family="paragraph" style:parent-style-name="Standard" style:list-style-name="L5">
      <style:text-properties fo:font-style="normal" officeooo:rsid="00127305" officeooo:paragraph-rsid="001fa5cb" style:font-style-asian="normal" style:font-style-complex="normal"/>
    </style:style>
    <style:style style:name="P32" style:family="paragraph" style:parent-style-name="Standard">
      <style:text-properties fo:font-style="normal" officeooo:rsid="0017ca1b" officeooo:paragraph-rsid="0017ca1b" style:font-style-asian="normal" style:font-style-complex="normal"/>
    </style:style>
    <style:style style:name="P33" style:family="paragraph" style:parent-style-name="Standard">
      <style:text-properties fo:font-style="normal" officeooo:rsid="0019a7d0" officeooo:paragraph-rsid="0019a7d0" style:font-style-asian="normal" style:font-style-complex="normal"/>
    </style:style>
    <style:style style:name="P34" style:family="paragraph" style:parent-style-name="Standard" style:list-style-name="L3">
      <style:text-properties fo:font-style="normal" officeooo:rsid="0019a7d0" officeooo:paragraph-rsid="0019a7d0" style:font-style-asian="normal" style:font-style-complex="normal"/>
    </style:style>
    <style:style style:name="P35" style:family="paragraph" style:parent-style-name="Standard" style:list-style-name="L3">
      <style:text-properties fo:font-style="normal" officeooo:rsid="0019a7d0" officeooo:paragraph-rsid="001b383e" style:font-style-asian="normal" style:font-style-complex="normal"/>
    </style:style>
    <style:style style:name="P36" style:family="paragraph" style:parent-style-name="Standard" style:list-style-name="L4">
      <style:text-properties fo:font-style="normal" officeooo:rsid="0019a7d0" officeooo:paragraph-rsid="0019a7d0" style:font-style-asian="normal" style:font-style-complex="normal"/>
    </style:style>
    <style:style style:name="P37" style:family="paragraph" style:parent-style-name="Standard" style:list-style-name="L3">
      <style:text-properties fo:font-style="normal" officeooo:rsid="001b383e" officeooo:paragraph-rsid="001b383e" style:font-style-asian="normal" style:font-style-complex="normal"/>
    </style:style>
    <style:style style:name="P38" style:family="paragraph" style:parent-style-name="Standard">
      <style:text-properties fo:font-style="normal" officeooo:rsid="001b383e" officeooo:paragraph-rsid="001e289b" style:font-style-asian="normal" style:font-style-complex="normal"/>
    </style:style>
    <style:style style:name="P39" style:family="paragraph" style:parent-style-name="Standard">
      <style:text-properties fo:font-style="normal" officeooo:rsid="001eab5e" officeooo:paragraph-rsid="001eab5e" style:font-style-asian="normal" style:font-style-complex="normal"/>
    </style:style>
    <style:style style:name="P40" style:family="paragraph" style:parent-style-name="Standard" style:list-style-name="L5">
      <style:text-properties fo:font-style="normal" officeooo:rsid="001eab5e" officeooo:paragraph-rsid="001fa5cb" style:font-style-asian="normal" style:font-style-complex="normal"/>
    </style:style>
    <style:style style:name="P41" style:family="paragraph" style:parent-style-name="Standard">
      <style:text-properties fo:font-style="normal" officeooo:rsid="001eab5e" officeooo:paragraph-rsid="001fa5cb" style:font-style-asian="normal" style:font-style-complex="normal"/>
    </style:style>
    <style:style style:name="P42" style:family="paragraph" style:parent-style-name="Standard">
      <style:text-properties fo:font-style="normal" officeooo:rsid="00217279" officeooo:paragraph-rsid="00217279" style:font-style-asian="normal" style:font-style-complex="normal"/>
    </style:style>
    <style:style style:name="P43" style:family="paragraph" style:parent-style-name="Standard">
      <style:text-properties fo:font-style="normal" fo:font-weight="bold" officeooo:rsid="00127305" officeooo:paragraph-rsid="00127305" style:font-style-asian="normal" style:font-weight-asian="bold" style:font-style-complex="normal" style:font-weight-complex="bold"/>
    </style:style>
    <style:style style:name="P44" style:family="paragraph" style:parent-style-name="Standard" style:list-style-name="L11">
      <style:text-properties fo:font-style="normal" officeooo:rsid="00247011" officeooo:paragraph-rsid="00247011" fo:background-color="#ffff00" style:font-style-asian="normal" style:font-style-complex="normal"/>
    </style:style>
    <style:style style:name="P45" style:family="paragraph" style:parent-style-name="Standard" style:list-style-name="L3">
      <style:text-properties fo:font-style="normal" officeooo:rsid="001b383e" officeooo:paragraph-rsid="001e289b" fo:background-color="transparent" style:font-style-asian="normal" style:font-style-complex="normal"/>
    </style:style>
    <style:style style:name="P46" style:family="paragraph" style:parent-style-name="Standard" style:list-style-name="L3">
      <style:text-properties fo:font-style="normal" officeooo:rsid="0022e1c9" officeooo:paragraph-rsid="0022e1c9" fo:background-color="transparent" style:font-style-asian="normal" style:font-style-complex="normal"/>
    </style:style>
    <style:style style:name="P47" style:family="paragraph" style:parent-style-name="Standard" style:list-style-name="L11">
      <style:text-properties fo:font-style="normal" officeooo:rsid="00127305" officeooo:paragraph-rsid="0022e1c9" fo:background-color="transparent" style:font-style-asian="normal" style:font-style-complex="normal"/>
    </style:style>
    <style:style style:name="P48" style:family="paragraph" style:parent-style-name="Standard" style:list-style-name="L2">
      <style:text-properties officeooo:rsid="00138810" officeooo:paragraph-rsid="0024d634"/>
    </style:style>
    <style:style style:name="P49" style:family="paragraph" style:parent-style-name="Standard" style:list-style-name="L6">
      <style:text-properties officeooo:rsid="00138810" officeooo:paragraph-rsid="00218280"/>
    </style:style>
    <style:style style:name="P50" style:family="paragraph" style:parent-style-name="Standard" style:list-style-name="L7">
      <style:text-properties officeooo:rsid="00138810" officeooo:paragraph-rsid="00218280"/>
    </style:style>
    <style:style style:name="P51" style:family="paragraph" style:parent-style-name="Standard" style:list-style-name="L8">
      <style:text-properties officeooo:rsid="00138810" officeooo:paragraph-rsid="00218280"/>
    </style:style>
    <style:style style:name="P52" style:family="paragraph" style:parent-style-name="Standard" style:list-style-name="L2">
      <style:text-properties officeooo:rsid="0014e563" officeooo:paragraph-rsid="0014e563"/>
    </style:style>
    <style:style style:name="P53" style:family="paragraph" style:parent-style-name="Standard">
      <style:text-properties officeooo:rsid="001b1497" officeooo:paragraph-rsid="001b1497"/>
    </style:style>
    <style:style style:name="P54" style:family="paragraph" style:parent-style-name="Standard" style:list-style-name="L6">
      <style:text-properties officeooo:rsid="0024d634" officeooo:paragraph-rsid="0024d634"/>
    </style:style>
    <style:style style:name="P55" style:family="paragraph" style:parent-style-name="Standard">
      <style:text-properties officeooo:paragraph-rsid="0028dd36"/>
    </style:style>
    <style:style style:name="P56" style:family="paragraph" style:parent-style-name="Standard" style:list-style-name="L13">
      <style:text-properties officeooo:paragraph-rsid="0028dd36"/>
    </style:style>
    <style:style style:name="P57" style:family="paragraph" style:parent-style-name="Standard" style:list-style-name="L15">
      <style:text-properties officeooo:rsid="002bfc9b" officeooo:paragraph-rsid="002bfc9b"/>
    </style:style>
    <style:style style:name="P58" style:family="paragraph" style:parent-style-name="Standard" style:list-style-name="L10">
      <style:text-properties officeooo:rsid="00138810" officeooo:paragraph-rsid="0022e1c9" fo:background-color="transparent"/>
    </style:style>
    <style:style style:name="P59" style:family="paragraph" style:parent-style-name="Standard">
      <style:paragraph-properties fo:break-before="page"/>
      <style:text-properties fo:font-weight="bold" officeooo:rsid="0011c981" officeooo:paragraph-rsid="0011c981" style:font-weight-asian="bold" style:font-weight-complex="bold"/>
    </style:style>
    <style:style style:name="P60" style:family="paragraph" style:parent-style-name="Standard">
      <style:paragraph-properties fo:break-before="page"/>
      <style:text-properties officeooo:rsid="0011c981" officeooo:paragraph-rsid="0011c981"/>
    </style:style>
    <style:style style:name="T1" style:family="text">
      <style:text-properties officeooo:rsid="0011c981"/>
    </style:style>
    <style:style style:name="T2" style:family="text">
      <style:text-properties officeooo:rsid="00127305"/>
    </style:style>
    <style:style style:name="T3" style:family="text">
      <style:text-properties officeooo:rsid="0016082e"/>
    </style:style>
    <style:style style:name="T4" style:family="text">
      <style:text-properties fo:font-weight="normal" officeooo:rsid="0028dd36" style:font-weight-asian="normal" style:font-weight-complex="normal"/>
    </style:style>
    <style:style style:name="T5" style:family="text">
      <style:text-properties officeooo:rsid="0017924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9241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b383e" style:font-style-asian="normal" style:font-style-complex="normal"/>
    </style:style>
    <style:style style:name="T10" style:family="text">
      <style:text-properties fo:font-style="normal" officeooo:rsid="001e01a0" style:font-style-asian="normal" style:font-style-complex="normal"/>
    </style:style>
    <style:style style:name="T11" style:family="text">
      <style:text-properties fo:font-style="normal" officeooo:rsid="002eed31" style:font-style-asian="normal" style:font-style-complex="normal"/>
    </style:style>
    <style:style style:name="T12" style:family="text">
      <style:text-properties fo:font-style="normal" officeooo:rsid="003129a6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701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8dd3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bfc9b" style:font-style-asian="normal" style:font-weight-asian="normal" style:font-style-complex="normal" style:font-weight-complex="normal"/>
    </style:style>
    <style:style style:name="T17" style:family="text">
      <style:text-properties officeooo:rsid="001b383e"/>
    </style:style>
    <style:style style:name="T18" style:family="text">
      <style:text-properties officeooo:rsid="001ba932"/>
    </style:style>
    <style:style style:name="T19" style:family="text">
      <style:text-properties officeooo:rsid="001c631f"/>
    </style:style>
    <style:style style:name="T20" style:family="text">
      <style:text-properties officeooo:rsid="001e01a0"/>
    </style:style>
    <style:style style:name="T21" style:family="text">
      <style:text-properties officeooo:rsid="001e289b"/>
    </style:style>
    <style:style style:name="T22" style:family="text">
      <style:text-properties officeooo:rsid="001fa5cb"/>
    </style:style>
    <style:style style:name="T23" style:family="text">
      <style:text-properties officeooo:rsid="00218280"/>
    </style:style>
    <style:style style:name="T24" style:family="text">
      <style:text-properties officeooo:rsid="0022232c"/>
    </style:style>
    <style:style style:name="T25" style:family="text">
      <style:text-properties officeooo:rsid="0024d634"/>
    </style:style>
    <style:style style:name="T26" style:family="text">
      <style:text-properties officeooo:rsid="00258b76"/>
    </style:style>
    <style:style style:name="T27" style:family="text">
      <style:text-properties officeooo:rsid="002bfc9b"/>
    </style:style>
    <style:style style:name="T28" style:family="text">
      <style:text-properties officeooo:rsid="00322aee"/>
    </style:style>
    <style:style style:name="T29" style:family="text">
      <style:text-properties officeooo:rsid="003305f9"/>
    </style:style>
    <style:style style:name="T30" style:family="text">
      <style:text-properties officeooo:rsid="0034d0f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ble parameters</text:p>
      <text:p text:style-name="P1">var tresh1 = 2.0;</text:p>
      <text:p text:style-name="P1">var tresh2 = 2.5;</text:p>
      <text:p text:style-name="P1">var noise = 0.5;</text:p>
      <text:p text:style-name="P1">var probsample = 0.8;</text:p>
      <text:p text:style-name="P1"/>
      <text:p text:style-name="P1">// fixed parameters</text:p>
      <text:p text:style-name="P1">var recency = 0.5;</text:p>
      <text:p text:style-name="P1">var chancetocheck = 0.5;</text:p>
      <text:p text:style-name="P1">var timelimit = 100;</text:p>
      <text:p text:style-name="P1">var consider_size = 3;</text:p>
      <text:p text:style-name="P1">var chosen = -1;</text:p>
      <text:p text:style-name="P1"/>
      <text:p text:style-name="P1">//Arrays</text:p>
      <text:p text:style-name="P1">var Option0 = [];</text:p>
      <text:p text:style-name="P1">var Option1 = [];</text:p>
      <text:p text:style-name="P1">var Option1Obj = [];</text:p>
      <text:p text:style-name="P1">var Option2 = [];</text:p>
      <text:p text:style-name="P1">var Option2Obj = [];</text:p>
      <text:p text:style-name="P1">var Option3 = [];</text:p>
      <text:p text:style-name="P1">var Option3Obj = [];</text:p>
      <text:p text:style-name="P1">var WhatHappened = [];</text:p>
      <text:p text:style-name="P1">var NewOpt = [];</text:p>
      <text:p text:style-name="P1">var HappenedTo = [];</text:p>
      <text:p text:style-name="P1">var Thresh1 = [1];</text:p>
      <text:p text:style-name="P1">var Thresh2 = [2.5];</text:p>
      <text:p text:style-name="P1">var Tarray = [];</text:p>
      <text:p text:style-name="P1"/>
      <text:p text:style-name="P5">var consider = {</text:p>
      <text:p text:style-name="P5"><text:s text:c="2"/>obj: {opt1: -1000, opt2: 2.35, opt3: -1000},</text:p>
      <text:p text:style-name="P5"><text:s text:c="2"/>subj: {opt1: 900, opt2: 2.1, opt3: 100},</text:p>
      <text:p text:style-name="P5"><text:s text:c="2"/>eval: {opt1: -1000, opt2: -1000, opt3: -1000}</text:p>
      <text:p text:style-name="P5">};</text:p>
      <text:p text:style-name="P5"/>
      <text:p text:style-name="P5">Of misschien beter:</text:p>
      <text:p text:style-name="P5">var consider = {</text:p>
      <text:p text:style-name="P5"><text:s text:c="2"/>opt1: {obj: 2,55, subj: 2.35, eval: 1},</text:p>
      <text:p text:style-name="P5"><text:s text:c="2"/>opt2: {obj: 1,65, subj: 1.85, eval: 3},</text:p>
      <text:p text:style-name="P5"><text:s text:c="2"/>opt3: {obj: -1000, subj: -1000, eval: 0}</text:p>
      <text:p text:style-name="P5">};</text:p>
      <text:p text:style-name="P60"><text:span text:style-name="T6">Functie </text:span><text:span text:style-name="T7">explore</text:span></text:p>
      <text:p text:style-name="P1"/>
      <text:list xml:id="list8428126548128912480" text:style-name="L1">
        <text:list-item>
          <text:p text:style-name="P21"><text:span text:style-name="T1">Er wordt een random getal getrokken, dat wordt de objectieve waarde van de ge-exploreerde studie: </text:span></text:p>
          <text:list>
            <text:list-item>
              <text:p text:style-name="P21"><text:span text:style-name="T1">thisopt.obj = x</text:span></text:p>
            </text:list-item>
          </text:list>
        </text:list-item>
        <text:list-item>
          <text:p text:style-name="P21"><text:span text:style-name="T1">Op basis van die objectieve waarde wordt een subjectieve waarde getrokken, random met een bepaalde noise om de objectieve waarde heen: </text:span></text:p>
          <text:list>
            <text:list-item>
              <text:p text:style-name="P21"><text:span text:style-name="T1">thisopt.subj = <text:s/>y</text:span></text:p>
            </text:list-item>
          </text:list>
        </text:list-item>
        <text:list-item>
          <text:p text:style-name="P21"><text:span text:style-name="T1">Daarnaast krijgt this option een eval waarde (hoe vaak is deze optie ge-explored plus ge-exploit?) van 1: </text:span></text:p>
          <text:list>
            <text:list-item>
              <text:p text:style-name="P21"><text:span text:style-name="T1">thisopt.eval = 1</text:span></text:p>
            </text:list-item>
          </text:list>
          <text:p text:style-name="P2"/>
        </text:list-item>
      </text:list>
      <text:p text:style-name="P20">We hebben nu:</text:p>
      <text:p text:style-name="P20">var thisopt = {obj: x, <text:s/>subj: <text:s/>y, <text:s/>eval: 1};</text:p>
      <text:p text:style-name="P20"/>
      <text:list xml:id="list1005331378668223720" text:style-name="L2">
        <text:list-item>
          <text:p text:style-name="P26"><text:span text:style-name="T2">Er wordt bepaald welke al bestaande optie de laagste subjectieve waarde heeft uit de consider object, gebruikmakend van een loop, beginnend bij optie 1, bijvoorbeeld: </text:span></text:p>
          <text:list>
            <text:list-item>
              <text:p text:style-name="P23">consider.<text:span text:style-name="T23">opt2</text:span>.<text:span text:style-name="T23">subj (consider.”opt”+i.subj of consider[“opt”+i][subj]</text:span></text:p>
            </text:list-item>
          </text:list>
        </text:list-item>
        <text:list-item>
          <text:p text:style-name="P23">Die laagste waarde wordt vergeleken met de subjectieve waarde van thisopt.subj.</text:p>
        </text:list-item>
        <text:list-item>
          <text:p text:style-name="P24">Als thisopt.subj&lt;consider.subj.opt2: </text:p>
          <text:list>
            <text:list-item>
              <text:p text:style-name="P48"><text:span text:style-name="T25">Animatie purposes:</text:span></text:p>
            </text:list-item>
          </text:list>
        </text:list-item>
      </text:list>
      <text:list xml:id="list1091124167032449850" text:style-name="L6">
        <text:list-item>
          <text:list>
            <text:list-item>
              <text:list>
                <text:list-item>
                  <text:p text:style-name="P49"><text:span text:style-name="T23">Option0.push (</text:span>thisopt.subj<text:span text:style-name="T23">);</text:span> (in option0 array oid)</text:p>
                </text:list-item>
                <text:list-item>
                  <text:p text:style-name="P54">new option is NOT found: newopt.push(0)</text:p>
                </text:list-item>
                <text:list-item>
                  <text:p text:style-name="P54">op welke optie dit gebeurde: happenedto.push(0)</text:p>
                </text:list-item>
              </text:list>
            </text:list-item>
          </text:list>
        </text:list-item>
      </text:list>
      <text:list xml:id="list195038449550641" text:continue-list="list1005331378668223720" text:style-name="L2">
        <text:list-item>
          <text:p text:style-name="P23">Als thisopt.subj&gt;consider.subj.opt2: </text:p>
          <text:list>
            <text:list-item>
              <text:p text:style-name="P23">de drie waardes van option 2 worden vervangen door de drie waardes van thisopt.</text:p>
            </text:list-item>
            <text:list-item>
              <text:p text:style-name="P48"><text:span text:style-name="T25">Animatie purposes:</text:span></text:p>
              <text:list>
                <text:list-item>
                  <text:p text:style-name="P25"><text:s/>new option is found: newopt=1</text:p>
                </text:list-item>
                <text:list-item>
                  <text:p text:style-name="P27"><text:span text:style-name="T2">op welke optie dit gebeurde: happenedto.push(2) (←i in de loop)</text:span></text:p>
                </text:list-item>
              </text:list>
            </text:list-item>
          </text:list>
        </text:list-item>
      </text:list>
      <text:list xml:id="list6206176410678336183" text:style-name="L7">
        <text:list-item>
          <text:list>
            <text:list-item>
              <text:list>
                <text:list-item>
                  <text:p text:style-name="P50"><text:span text:style-name="T24">[“Option”+ i].push (</text:span>thisopt.subj<text:span text:style-name="T23">);</text:span></text:p>
                </text:list-item>
              </text:list>
            </text:list-item>
          </text:list>
        </text:list-item>
      </text:list>
      <text:list xml:id="list3786130826240820946" text:style-name="L8">
        <text:list-item>
          <text:list>
            <text:list-item>
              <text:list>
                <text:list-item>
                  <text:p text:style-name="P51"><text:span text:style-name="T24">[“Option”+ i][”Obj”].push (</text:span>thisopt.subj<text:span text:style-name="T23">);</text:span></text:p>
                </text:list-item>
              </text:list>
            </text:list-item>
          </text:list>
        </text:list-item>
      </text:list>
      <text:list xml:id="list195038416893998" text:continue-list="list195038449550641" text:style-name="L2">
        <text:list-item>
          <text:list>
            <text:list-item>
              <text:p text:style-name="P52">Als de nu nieuwe waarde consider.subj.opt2&gt;thresh2: </text:p>
              <text:list>
                <text:list-item>
                  <text:p text:style-name="P52">er wordt gedocumenteerd dat opt2 'gekozen' is: de explore functie returned “option2”</text:p>
                </text:list-item>
              </text:list>
            </text:list-item>
            <text:list-item>
              <text:p text:style-name="P52">Als de nu nieuwe waarde consider.subj.opt2&lt;thresh2: </text:p>
              <text:list>
                <text:list-item>
                  <text:p text:style-name="P52">de explore fun<text:span text:style-name="T3">c</text:span>tie returned -1 (geen keuze)</text:p>
                </text:list-item>
              </text:list>
            </text:list-item>
          </text:list>
        </text:list-item>
      </text:list>
      <text:p text:style-name="P22"/>
      <text:p text:style-name="P22"/>
      <text:p text:style-name="P1"/>
      <text:p text:style-name="P43"><text:span text:style-name="T5">Functie </text:span>Exploit:</text:p>
      <text:p text:style-name="P30"/>
      <text:p text:style-name="P32">Als er nog geen keus is, geen subjectieve waarde in consider &gt; thresh 2: Chosen = -1.</text:p>
      <text:p text:style-name="P32">Als er een keus is, subj waarde van een optie uit consider &gt; th<text:span text:style-name="T30">r</text:span>es<text:span text:style-name="T30">h</text:span>2: Chosen = “option2” (&lt;de juiste optie natuurlijk)</text:p>
      <text:p text:style-name="P32"/>
      <text:p text:style-name="P32">De functie exploit krijgt een argument 'Chosen' mee: function exploit(chosen){};</text:p>
      <text:p text:style-name="P28"/>
      <text:p text:style-name="P28">Kiezen welke optie wordt ge-exploit</text:p>
      <text:p text:style-name="P33">Als er nog geen keuze is (chosen=-1) moet er een optie gekozen worden om te exploiten. Die keuze wordt in de variabele 'pick' opgeslagen:</text:p>
      <text:list xml:id="list8880652981790342114" text:style-name="L3">
        <text:list-item>
          <text:p text:style-name="P34">Er wordt een random optie gekozen uit consider, bijvoorbeeld consider.opt3</text:p>
          <text:list>
            <text:list-item>
              <text:p text:style-name="P34">Als consider.opt3.subj&lt;thresh1: </text:p>
              <text:list>
                <text:list-item>
                  <text:p text:style-name="P34"><text:soft-page-break/>Terug naar stap 1 (random optie kiezen)</text:p>
                </text:list-item>
              </text:list>
            </text:list-item>
            <text:list-item>
              <text:p text:style-name="P34">Als consider.opt3.subj&gt;thresh1: </text:p>
              <text:list>
                <text:list-item>
                  <text:p text:style-name="P34">var pick=”opt3”</text:p>
                </text:list-item>
              </text:list>
            </text:list-item>
          </text:list>
        </text:list-item>
      </text:list>
      <text:p text:style-name="P33">Als er al wel een keuze is (chosen=”opt2”) moet die option ge-exploit worden:</text:p>
      <text:list xml:id="list7449211397303177312" text:style-name="L4">
        <text:list-item>
          <text:p text:style-name="P36">var pick = chosen</text:p>
        </text:list-item>
      </text:list>
      <text:p text:style-name="P32"/>
      <text:p text:style-name="P1"/>
      <text:p text:style-name="P28">De exploitprocedure zelf:</text:p>
      <text:list xml:id="list195038862340491" text:continue-list="list8880652981790342114" text:style-name="L3">
        <text:list-item text:start-value="1">
          <text:p text:style-name="P37">De gekozen optie moet een nieuwe subjectieve waarde krijgen gebaseerd op zijn objectieve waarde en de noise. Daarnaast moet de nieuwe subjectieve waarde rekening houden met de recency (<text:span text:style-name="T18">de noise wordt steeds minder: hoe vaker hij al is geexploit (eval), hoe dichter bij de obj value hij komt. </text:span>)</text:p>
          <text:list>
            <text:list-item>
              <text:p text:style-name="P35"><text:span text:style-name="T17">Var thissubj = </text:span>consider.<text:span text:style-name="T19">pick</text:span>.<text:span text:style-name="T17">obj + random getal met een noise om deze waarde heen</text:span></text:p>
            </text:list-item>
            <text:list-item>
              <text:p text:style-name="P37">consider.<text:span text:style-name="T20">pick</text:span>.subj = ((consider.<text:span text:style-name="T19">pick</text:span>.subj * consider.<text:span text:style-name="T19">pick</text:span>.eval) * recency + thissubj)/(consider.<text:span text:style-name="T19">pick</text:span>.eval * recency + 1);</text:p>
            </text:list-item>
            <text:list-item>
              <text:p text:style-name="P45">consider.<text:span text:style-name="T19">pick</text:span>.eval <text:span text:style-name="T21">+= 1</text:span></text:p>
            </text:list-item>
          </text:list>
        </text:list-item>
        <text:list-item>
          <text:p text:style-name="P46">Ook de juiste arrays moeten de juiste waardes krijen voor de animatie:</text:p>
        </text:list-item>
      </text:list>
      <text:list xml:id="list8015835082065401260" text:style-name="L10">
        <text:list-item>
          <text:list>
            <text:list-item>
              <text:list>
                <text:list-item>
                  <text:p text:style-name="P58"><text:span text:style-name="T24">[“Option”+ i].push (</text:span><text:span text:style-name="T9">consider.</text:span><text:span text:style-name="T10">pick</text:span><text:span text:style-name="T9">.subj</text:span><text:span text:style-name="T24">);</text:span></text:p>
                </text:list-item>
              </text:list>
            </text:list-item>
          </text:list>
        </text:list-item>
      </text:list>
      <text:list xml:id="list2470266850805858339" text:style-name="L11">
        <text:list-item>
          <text:list>
            <text:list-item>
              <text:list>
                <text:list-item>
                  <text:p text:style-name="P47">Voor animatie purpose wordt <text:span text:style-name="T22">weer</text:span> gedocumenteerd op welke optie dit gebeurde: happenedto=2 </text:p>
                </text:list-item>
                <text:list-item>
                  <text:p text:style-name="P44">Whathappened.push(-1) </text:p>
                </text:list-item>
              </text:list>
            </text:list-item>
          </text:list>
        </text:list-item>
      </text:list>
      <text:p text:style-name="P38"/>
      <text:p text:style-name="P39">Als de nieuwe subjectieve waarde nu hoger is dan thresh 2, moet chosen de nieuwe waarde krijgen:</text:p>
      <text:list xml:id="list850679434028361769" text:style-name="L5">
        <text:list-item>
          <text:p text:style-name="P40">chosen = pick (bijvoorbeeld: “opt2”)</text:p>
          <text:p text:style-name="P31"/>
        </text:list-item>
      </text:list>
      <text:p text:style-name="P42">De exploit functie returnt uiteindelijk 'chosen', wat op dit moment <text:s/>“opt2” is of -1 is.</text:p>
      <text:p text:style-name="P42"/>
      <text:p text:style-name="P41"/>
      <text:p text:style-name="P53"/>
      <text:p text:style-name="P3"/>
      <text:p text:style-name="P59">Werking model</text:p>
      <text:p text:style-name="P6">Variablen worden ingesteld.</text:p>
      <text:p text:style-name="P6"/>
      <text:p text:style-name="P19">Functies (explore en exploit) worden gedefinieerd.</text:p>
      <text:p text:style-name="P6"/>
      <text:p text:style-name="P29">De giant for loop</text:p>
      <text:p text:style-name="P6">Een forloop itereert de volgende dingen voor elke timestep <text:span text:style-name="T26">of een while loop (totdat een keus is gemaakt)</text:span>.</text:p>
      <text:p text:style-name="P7"/>
      <text:p text:style-name="P7">Variabelen worden elke timestep gereset:</text:p>
      <text:p text:style-name="P7">var goodoption = 0;</text:p>
      <text:p text:style-name="P7">var whathappened=-1;</text:p>
      <text:p text:style-name="P7">var choicemade=0;</text:p>
      <text:p text:style-name="P6"/>
      <text:p text:style-name="P8">Er wordt gech<text:span text:style-name="T28">e</text:span>ckt of er een goodoption of choicemade is:</text:p>
      <text:list xml:id="list2619513630164630562" text:style-name="L13">
        <text:list-item>
          <text:p text:style-name="P10">Een loopje itereert do<text:span text:style-name="T29">o</text:span>r de opties en checkt van elke optie:</text:p>
          <text:list>
            <text:list-item>
              <text:p text:style-name="P10">de subjectieve waarde&gt;thersh 1</text:p>
              <text:list>
                <text:list-item>
                  <text:p text:style-name="P10">goodoption=1;</text:p>
                </text:list-item>
              </text:list>
            </text:list-item>
            <text:list-item>
              <text:p text:style-name="P10">de subjectieve waarde&gt;thersh 2</text:p>
              <text:list>
                <text:list-item>
                  <text:p text:style-name="P10">choicemade=1;</text:p>
                </text:list-item>
              </text:list>
            </text:list-item>
          </text:list>
        </text:list-item>
      </text:list>
      <text:p text:style-name="P9"/>
      <text:p text:style-name="P11">Opties kunnen alleen ge-exploit worden als het een goodoption is, anders wordt er sowieso ge-explored.</text:p>
      <text:p text:style-name="P11"/>
      <text:p text:style-name="P12">Als choicemade=0 </text:p>
      <text:p text:style-name="P12"><text:tab/><text:span text:style-name="T27">En als </text:span>goodoption=0:</text:p>
      <text:list xml:id="list195038476171567" text:continue-list="list2619513630164630562" text:style-name="L13">
        <text:list-item text:start-value="1">
          <text:p text:style-name="P56"><text:span text:style-name="T4">chosen = explore (explore function wordt gecalled en zijn return value wordt opgeslagen in chosen. Chosen kan nu zijn -1 of “opt2” oid)</text:span></text:p>
        </text:list-item>
        <text:list-item>
          <text:p text:style-name="P56"><text:span text:style-name="T14">Whathappened.push(</text:span><text:span text:style-name="T15">4</text:span><text:span text:style-name="T14">) </text:span></text:p>
          <text:p text:style-name="P56"><text:span text:style-name="T14"/></text:p>
        </text:list-item>
      </text:list>
      <text:p text:style-name="P55"><text:span text:style-name="T14"><text:tab/></text:span><text:span text:style-name="T16">else: (geen choicemade maar wel een goodoption) op basis van probsample wordt bepaald of <text:tab/>er wordt ge-explored of ge-exploit:</text:span></text:p>
      <text:list xml:id="list6575413686525486368" text:style-name="L15">
        <text:list-item>
          <text:p text:style-name="P57"><text:span text:style-name="T13">Trek een random getal tussen 0 en 1.</text:span></text:p>
          <text:list>
            <text:list-item>
              <text:p text:style-name="P57"><text:span text:style-name="T13">als dat getal&lt;probsample:</text:span></text:p>
              <text:list>
                <text:list-item>
                  <text:p text:style-name="P57"><text:span text:style-name="T13">chosen = explore (explore function wordt gecalled en zijn return value wordt opgeslagen in chosen. Chosen kan nu zijn -1 of “opt2” oid)</text:span></text:p>
                </text:list-item>
                <text:list-item>
                  <text:p text:style-name="P57"><text:span text:style-name="T13">Whathappened.push(4) </text:span></text:p>
                </text:list-item>
              </text:list>
            </text:list-item>
            <text:list-item>
              <text:p text:style-name="P57"><text:span text:style-name="T13">als dat getal&gt;probsample:</text:span></text:p>
              <text:list>
                <text:list-item>
                  <text:p text:style-name="P57"><text:span text:style-name="T13">chosen = exploit(chosen) (exploit function wordt gecalled en neemt argument chosen mee. De functie returned weer of -1 of “opt2” oid)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14">Wanneer er een choicemade is, dan bestaat er een kans dat de student nog een keer checkt (exploit) of de studie werkelijk cool is.</text:p>
      <text:p text:style-name="P13"/>
      <text:p text:style-name="P13">Als choicemade=1</text:p>
      <text:list xml:id="list195037977461552" text:continue-list="list6575413686525486368" text:style-name="L15">
        <text:list-item text:start-value="1">
          <text:p text:style-name="P17"><text:span text:style-name="T8">Trek een random getal tussen 0 en 1.</text:span></text:p>
          <text:list>
            <text:list-item>
              <text:p text:style-name="P15"><text:span text:style-name="T8">als dat getal&lt;chancetocheck:</text:span></text:p>
            </text:list-item>
          </text:list>
        </text:list-item>
      </text:list>
      <text:list xml:id="list2127723851497114326" text:style-name="L16">
        <text:list-item>
          <text:list>
            <text:list-item>
              <text:list>
                <text:list-item>
                  <text:p text:style-name="P18"><text:span text:style-name="T8">chosen = exploit(chosen) (exploit function wordt gecalled en neemt argument chosen mee. De functie returned weer of -1 of “opt2” oid)</text:span></text:p>
                </text:list-item>
              </text:list>
            </text:list-item>
            <text:list-item>
              <text:p text:style-name="P16"><text:span text:style-name="T11">else</text:span><text:span text:style-name="T8">:</text:span></text:p>
              <text:list>
                <text:list-item>
                  <text:p text:style-name="P16"><text:span text:style-name="T8">niks:kappen! </text:span><text:span text:style-name="T12">i=timelimit</text:span></text:p>
                </text:list-item>
              </text:list>
            </text:list-item>
          </text:list>
        </text:list-item>
      </text:list>
      <text:p text:style-name="P14"><text:soft-page-break/><text:span text:style-name="T8"/></text:p>
      <text:p text:style-name="P13"/>
      <text:p text:style-name="P13"/>
      <text:p text:style-name="P4">Een student kan 3 opties overwegen. </text:p>
      <text:p text:style-name="P4">Hij begint met een explore: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4:24:09.292093436</meta:creation-date>
    <dc:date>2016-10-22T19:50:37.693054891</dc:date>
    <meta:editing-duration>PT2H40M5S</meta:editing-duration>
    <meta:editing-cycles>40</meta:editing-cycles>
    <meta:generator>LibreOffice/5.0.6.2$Linux_X86_64 LibreOffice_project/00m0$Build-2</meta:generator>
    <meta:document-statistic meta:table-count="0" meta:image-count="0" meta:object-count="0" meta:page-count="5" meta:paragraph-count="125" meta:word-count="952" meta:character-count="5885" meta:non-whitespace-character-count="5043"/>
  </office:meta>
</office:document-meta>
</file>